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b766" officeooo:paragraph-rsid="001fb766"/>
    </style:style>
    <style:style style:name="P2" style:family="paragraph" style:parent-style-name="Standard">
      <style:paragraph-properties fo:text-align="center" style:justify-single-word="false"/>
      <style:text-properties officeooo:rsid="001fb766" officeooo:paragraph-rsid="001fb766"/>
    </style:style>
    <style:style style:name="P3" style:family="paragraph" style:parent-style-name="Standard">
      <style:paragraph-properties fo:text-align="justify" style:justify-single-word="false"/>
      <style:text-properties officeooo:rsid="001fb766" officeooo:paragraph-rsid="001fb766"/>
    </style:style>
    <style:style style:name="P4" style:family="paragraph" style:parent-style-name="Standard">
      <style:paragraph-properties fo:text-align="center" style:justify-single-word="false"/>
      <style:text-properties officeooo:rsid="001fb766" officeooo:paragraph-rsid="001fb766"/>
    </style:style>
    <style:style style:name="P5" style:family="paragraph" style:parent-style-name="Standard">
      <style:paragraph-properties fo:text-align="center" style:justify-single-word="false"/>
      <style:text-properties officeooo:rsid="00226bee" officeooo:paragraph-rsid="00226bee"/>
    </style:style>
    <style:style style:name="P6" style:family="paragraph" style:parent-style-name="Standard">
      <style:paragraph-properties fo:text-align="justify" style:justify-single-word="false"/>
      <style:text-properties officeooo:rsid="00226bee" officeooo:paragraph-rsid="00226bee"/>
    </style:style>
    <style:style style:name="P7" style:family="paragraph" style:parent-style-name="Standard">
      <style:paragraph-properties fo:text-align="justify" style:justify-single-word="false"/>
      <style:text-properties officeooo:rsid="0023f59e" officeooo:paragraph-rsid="0023f59e"/>
    </style:style>
    <style:style style:name="P8" style:family="paragraph" style:parent-style-name="Standard">
      <style:paragraph-properties fo:text-align="justify" style:justify-single-word="false"/>
      <style:text-properties officeooo:rsid="0024cac6" officeooo:paragraph-rsid="0024cac6"/>
    </style:style>
    <style:style style:name="P9" style:family="paragraph" style:parent-style-name="Standard">
      <style:paragraph-properties fo:text-align="end" style:justify-single-word="false"/>
      <style:text-properties officeooo:rsid="0025069b" officeooo:paragraph-rsid="0025069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I (Entouré dans une bulle : « Ce titre en caractères gras ») Cpt 1805</text:p>
      <text:p text:style-name="P5"/>
      <text:p text:style-name="P5"/>
      <text:p text:style-name="P6">Le mai, le joli mai, en barque sur le Rhin.</text:p>
      <text:p text:style-name="P6">Des dames regardaient du haut de la montagne.</text:p>
      <text:p text:style-name="P6">Vous êtes si jolies ! Mais la barque s’éloigne.</text:p>
      <text:p text:style-name="P6">Qui donc a fait pleurer les saules riverains ?</text:p>
      <text:p text:style-name="P6"/>
      <text:p text:style-name="P6">Or, des vergers fleuris se figeaient en arrière.</text:p>
      <text:p text:style-name="P6">Les pétales bombés des cerisiers de mai</text:p>
      <text:p text:style-name="P6">sont les ongles de celle que j’ai tant aimée.</text:p>
      <text:p text:style-name="P6">Les pétales flétris sont comme ses paupières.</text:p>
      <text:p text:style-name="P6"/>
      <text:p text:style-name="P7">Sur le chemin du bord du fleuve, lentement,</text:p>
      <text:p text:style-name="P7">Un ours, un singe, un chien menés par des tsiganes</text:p>
      <text:p text:style-name="P7">Suivaient une roulotte traînée par un âne,</text:p>
      <text:p text:style-name="P7">Cependant que mourait, dans les vignes rhénanes</text:p>
      <text:p text:style-name="P7">Sur un fifre lointain, un air de régiment.</text:p>
      <text:p text:style-name="P7"/>
      <text:p text:style-name="P8">Le mai, le joli mai a paré les ruines</text:p>
      <text:p text:style-name="P8">De lierre, de vigne vierge et de rosiers.</text:p>
      <text:p text:style-name="P8">Le vent du Rhin secoue, sur le bord, les osiers</text:p>
      <text:p text:style-name="P8">et les roseaux jaseurs et les fleurs nues des vignes.</text:p>
      <text:p text:style-name="P8"/>
      <text:p text:style-name="P9">Lendersdorf, mai 1902</text:p>
      <text:p text:style-name="P9"/>
      <text:p text:style-name="P9">GUILLAUME APOLLINAIRE</text:p>
      <text:p text:style-name="P9"/>
      <text:p text:style-name="P9">Guillaume Apollinaire : entouré</text:p>
      <text:p text:style-name="P5"/>
      <text:p text:style-name="P5"/>
      <text:p text:style-name="P6"/>
      <text:p text:style-name="P2"/>
      <text:p text:style-name="P2"/>
      <text:p text:style-name="P2"/>
      <text:p text:style-name="P2"/>
      <text:p text:style-name="P3"/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2T10:22:36.662091027</meta:creation-date>
    <meta:editing-duration>PT10M44S</meta:editing-duration>
    <meta:editing-cycles>3</meta:editing-cycles>
    <meta:generator>LibreOffice/6.0.7.3$Linux_X86_64 LibreOffice_project/00m0$Build-3</meta:generator>
    <dc:date>2021-01-12T21:55:49.908006723</dc:date>
    <meta:document-statistic meta:table-count="0" meta:image-count="0" meta:object-count="0" meta:page-count="1" meta:paragraph-count="21" meta:word-count="168" meta:character-count="904" meta:non-whitespace-character-count="757"/>
  </office:meta>
</office:document-meta>
</file>